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5-0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2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8615" calcext:value-type="float">
            <text:p>2.320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6672" calcext:value-type="float">
            <text:p>2.4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47406451613" calcext:value-type="float">
            <text:p>2.416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40165517241" calcext:value-type="float">
            <text:p>2.33340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3752" calcext:value-type="float">
            <text:p>2.26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45987096774" calcext:value-type="float">
            <text:p>2.241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3508" calcext:value-type="float">
            <text:p>2.146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45212903226" calcext:value-type="float">
            <text:p>2.0074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9008" calcext:value-type="float">
            <text:p>1.97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59612903226" calcext:value-type="float">
            <text:p>2.016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70317241379" calcext:value-type="float">
            <text:p>2.06570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18477419355" calcext:value-type="float">
            <text:p>2.105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4116" calcext:value-type="float">
            <text:p>2.099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4752" calcext:value-type="float">
            <text:p>2.0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9752" calcext:value-type="float">
            <text:p>2.2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16774193548" calcext:value-type="float">
            <text:p>2.276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34012903226" calcext:value-type="float">
            <text:p>2.254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5864" calcext:value-type="float">
            <text:p>2.3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48851612903" calcext:value-type="float">
            <text:p>2.421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2624" calcext:value-type="float">
            <text:p>2.65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72141935484" calcext:value-type="float">
            <text:p>2.9207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65942857143" calcext:value-type="float">
            <text:p>2.9356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29341935484" calcext:value-type="float">
            <text:p>2.925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44709677419" calcext:value-type="float">
            <text:p>3.0364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53875862069" calcext:value-type="float">
            <text:p>2.9705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44722580645" calcext:value-type="float">
            <text:p>2.9514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1728" calcext:value-type="float">
            <text:p>3.00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3615483871" calcext:value-type="float">
            <text:p>3.003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04361290323" calcext:value-type="float">
            <text:p>2.8930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7556" calcext:value-type="float">
            <text:p>2.819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34967741935" calcext:value-type="float">
            <text:p>2.8223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7476" calcext:value-type="float">
            <text:p>2.88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1135483871" calcext:value-type="float">
            <text:p>2.92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47828571429" calcext:value-type="float">
            <text:p>2.9014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11019354839" calcext:value-type="float">
            <text:p>2.8481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19" calcext:value-type="float">
            <text:p>2.66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2656" calcext:value-type="float">
            <text:p>2.5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4784516129" calcext:value-type="float">
            <text:p>2.574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0144" calcext:value-type="float">
            <text:p>2.7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66348387097" calcext:value-type="float">
            <text:p>2.604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773470967742" calcext:value-type="float">
            <text:p>2.5477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9516" calcext:value-type="float">
            <text:p>2.355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92593548387" calcext:value-type="float">
            <text:p>2.307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0096" calcext:value-type="float">
            <text:p>2.4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81806451613" calcext:value-type="float">
            <text:p>2.501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66628571429" calcext:value-type="float">
            <text:p>2.5006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28309677419" calcext:value-type="float">
            <text:p>2.4862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12051612903" calcext:value-type="float">
            <text:p>2.5251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1844" calcext:value-type="float">
            <text:p>2.542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52012903226" calcext:value-type="float">
            <text:p>2.5515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2708" calcext:value-type="float">
            <text:p>2.64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57419354839" calcext:value-type="float">
            <text:p>2.750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13625806452" calcext:value-type="float">
            <text:p>2.823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02968" calcext:value-type="float">
            <text:p>2.73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85615483871" calcext:value-type="float">
            <text:p>2.698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2008" calcext:value-type="float">
            <text:p>2.72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6608" calcext:value-type="float">
            <text:p>2.72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13737931034" calcext:value-type="float">
            <text:p>2.71513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42219354839" calcext:value-type="float">
            <text:p>2.6774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8984" calcext:value-type="float">
            <text:p>2.6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1856" calcext:value-type="float">
            <text:p>2.7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4255483871" calcext:value-type="float">
            <text:p>2.753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416" calcext:value-type="float">
            <text:p>2.6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9152" calcext:value-type="float">
            <text:p>2.64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52980645161" calcext:value-type="float">
            <text:p>2.653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6936" calcext:value-type="float">
            <text:p>2.70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23587096774" calcext:value-type="float">
            <text:p>2.7352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524" calcext:value-type="float">
            <text:p>2.79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99922580645" calcext:value-type="float">
            <text:p>2.7959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106" calcext:value-type="float">
            <text:p>2.753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58412903226" calcext:value-type="float">
            <text:p>2.6825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06012903226" calcext:value-type="float">
            <text:p>2.681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7752" calcext:value-type="float">
            <text:p>2.67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66980645161" calcext:value-type="float">
            <text:p>2.6306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55448275862" calcext:value-type="float">
            <text:p>2.5445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23148387097" calcext:value-type="float">
            <text:p>2.5772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79896774194" calcext:value-type="float">
            <text:p>2.508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0432" calcext:value-type="float">
            <text:p>2.53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82503225806" calcext:value-type="float">
            <text:p>2.8648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8344" calcext:value-type="float">
            <text:p>3.1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36567741936" calcext:value-type="float">
            <text:p>3.3313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12057142857" calcext:value-type="float">
            <text:p>3.3051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9504516129" calcext:value-type="float">
            <text:p>3.302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565843478261" calcext:value-type="float">
            <text:p>3.495658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59527272727" calcext:value-type="float">
            <text:p>3.44659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787895652174" calcext:value-type="float">
            <text:p>3.437878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329490909091" calcext:value-type="float">
            <text:p>3.4332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52553846154" calcext:value-type="float">
            <text:p>3.41352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478" calcext:value-type="float">
            <text:p>3.4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006" calcext:value-type="float">
            <text:p>3.477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33" calcext:value-type="float">
            <text:p>3.40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64" meta:object-count="0"/>
    <meta:user-defined meta:name="AppVersion">3.0</meta:user-defined>
  </office:meta>
</office:document-meta>
</file>